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solid" draw:fill-color="#c9c6ff" draw:auto-grow-height="false" fo:min-height="0.649cm"/>
    </style:style>
    <style:style style:name="gr3" style:family="graphic" style:parent-style-name="standard">
      <style:graphic-properties draw:stroke="none" svg:stroke-color="#000000" draw:fill="solid" draw:fill-color="#ebebff" draw:auto-grow-height="false" fo:min-height="0.6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6.7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6.787cm"/>
    </style:style>
    <style:style style:name="gr6" style:family="graphic" style:parent-style-name="standard">
      <style:graphic-properties draw:stroke="solid" draw:stroke-dash="Ultrafine_20_Dashed" svg:stroke-width="0.025cm" svg:stroke-color="#000000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8" style:family="graphic" style:parent-style-name="standard">
      <style:graphic-properties draw:stroke="none" svg:stroke-color="#ebebff" draw:fill="solid" draw:fill-color="#ebebff" draw:auto-grow-height="false" fo:min-height="6.362cm"/>
    </style:style>
    <style:style style:name="gr9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0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1" style:family="graphic" style:parent-style-name="standard">
      <style:graphic-properties svg:stroke-width="0.025cm" svg:stroke-color="#9b9bff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cm" svg:stroke-color="#333333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 style:list-style-name="L5">
      <style:graphic-properties draw:stroke="none" svg:stroke-color="#ebebff" draw:fill="solid" draw:fill-color="#ebebff" draw:auto-grow-height="false" fo:min-height="6.362cm"/>
    </style:style>
    <style:style style:name="gr14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5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6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7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8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9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0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1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2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P1" style:family="paragraph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P3" style:family="paragraph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family="'Tw Cen MT'" style:font-pitch="variable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P7" style:family="paragraph">
      <style:text-properties fo:color="#396986" fo:font-size="17pt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URW Palladio L'" style:font-pitch="variable" fo:font-weight="bold" style:font-weight-asian="bold" style:font-weight-complex="bold"/>
    </style:style>
    <style:style style:name="T4" style:family="text">
      <style:text-properties fo:font-family="'URW Palladio L'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'URW Palladio L'" style:font-pitch="variable" fo:font-size="4pt" fo:font-weight="bold" style:font-size-asian="4pt" style:font-weight-asian="bold" style:font-size-complex="4pt" style:font-weight-complex="bold"/>
    </style:style>
    <style:style style:name="T6" style:family="text">
      <style:text-properties fo:font-family="'URW Palladio L'" style:font-pitch="variable" fo:font-size="17pt" fo:font-weight="bold" style:font-size-asian="17pt" style:font-weight-asian="bold" style:font-size-complex="17pt" style:font-weight-complex="bold"/>
    </style:style>
    <style:style style:name="T7" style:family="text">
      <style:text-properties fo:font-family="'URW Palladio L'" style:font-pitch="variable" fo:font-size="2pt" fo:font-weight="bold" style:font-size-asian="2pt" style:font-weight-asian="bold" style:font-size-complex="2pt" style:font-weight-complex="bold"/>
    </style:style>
    <style:style style:name="T8" style:family="text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family="'URW Palladio L'" style:font-pitch="variable" fo:font-size="2pt" fo:font-weight="normal" style:font-size-asian="2pt" style:font-weight-asian="normal" style:font-size-complex="2pt" style:font-weight-complex="normal"/>
    </style:style>
    <style:style style:name="T10" style:family="text">
      <style:text-properties fo:font-family="'URW Palladio L'" style:font-pitch="variable" fo:font-size="11pt" style:font-size-asian="11pt" style:font-size-complex="11pt"/>
    </style:style>
    <style:style style:name="T11" style:family="text">
      <style:text-properties fo:font-family="'URW Palladio L'" style:font-pitch="variable" fo:font-size="4pt" style:font-size-asian="4pt" style:font-size-complex="4pt"/>
    </style:style>
    <style:style style:name="T12" style:family="text">
      <style:text-properties fo:font-family="'URW Palladio L'" style:font-pitch="variable" fo:font-size="4pt" fo:font-weight="normal" style:font-size-asian="4pt" style:font-weight-asian="normal" style:font-size-complex="4pt" style:font-weight-complex="normal"/>
    </style:style>
    <style:style style:name="T13" style:family="text">
      <style:text-properties fo:font-family="'URW Palladio L'" style:font-pitch="variable" fo:font-size="17pt" fo:font-weight="normal" style:font-size-asian="17pt" style:font-weight-asian="normal" style:font-size-complex="17pt" style:font-weight-complex="normal"/>
    </style:style>
    <style:style style:name="T14" style:family="text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4000" fo:font-family="'Tw Cen MT'" style:font-pitch="variable" fo:font-size="24pt" fo:text-shadow="none" style:font-size-asian="24pt" style:font-size-complex="24pt"/>
    </style:style>
    <style:style style:name="T16" style:family="text">
      <style:text-properties fo:color="#004000" fo:font-family="'Tw Cen MT'" style:font-pitch="variable" fo:font-size="24pt" style:font-size-asian="24pt" style:font-size-complex="24pt"/>
    </style:style>
    <style:style style:name="T17" style:family="text">
      <style:text-properties fo:color="#004000" fo:font-family="'Tw Cen MT'" style:font-pitch="variable" fo:font-size="11pt" style:font-size-asian="11pt" style:font-size-complex="11pt"/>
    </style:style>
    <style:style style:name="T18" style:family="text">
      <style:text-properties fo:color="#396986" fo:font-size="17pt" fo:text-shadow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7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0.148cm" svg:height="1.297cm" svg:x="6.08cm" svg:y="4.36cm">
          <draw:text-box>
            <text:p><text:span text:style-name="T1">OpenGL Essentials Training</text:span></text:p>
          </draw:text-box>
        </draw:frame>
        <draw:frame draw:style-name="gr2" draw:text-style-name="P2" draw:layer="layout" svg:width="4.318cm" svg:height="15.994cm" svg:x="1.533cm" svg:y="8.501cm">
          <draw:text-box>
            <text:p><text:span text:style-name="T2">Overview</text:span></text:p>
            <text:p><text:span text:style-name="T3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"/></text:p>
            <text:p><text:span text:style-name="T2">Duratio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2">Trainer</text:span></text:p>
            <text:p><text:span text:style-name="T6"/></text:p>
            <text:p><text:span text:style-name="T2">Audience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2">Prerequisite</text:span></text:p>
            <text:p><text:span text:style-name="T3"/></text:p>
            <text:p><text:span text:style-name="T3"/></text:p>
            <text:p><text:span text:style-name="T3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Setup</text:span></text:p>
            <text:p><text:span text:style-name="T6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3" draw:text-style-name="P2" draw:layer="layout" svg:width="13.818cm" svg:height="15.994cm" svg:x="5.795cm" svg:y="8.501cm">
          <draw:text-box>
            <text:p><text:span text:style-name="T8">Understanding principles of 3D programming</text:span></text:p>
            <text:p><text:span text:style-name="T8">Understanding drawing Primitives</text:span></text:p>
            <text:p><text:span text:style-name="T8">Understanding transformation matrix and Coloring</text:span></text:p>
            <text:p><text:span text:style-name="T8">Understanding Blending and Texture mapping</text:span></text:p>
            <text:p><text:span text:style-name="T8">Understanding Shaders programming and Display List.</text:span></text:p>
            <text:p><text:span text:style-name="T8"/></text:p>
            <text:p><text:span text:style-name="T8">Three days – 24 hours (8 hours a day)</text:span></text:p>
            <text:p><text:span text:style-name="T8">50% of lecture, 50% of practical labs.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8"><text:a xlink:href="http://www.linkedin.com/in/pravinkumarsinha">http://www.linkedin.com/in/pravinkumarsinha</text:a></text:span></text:p>
            <text:p><text:span text:style-name="T10"/></text:p>
            <text:p><text:span text:style-name="T11"/></text:p>
            <text:p><text:span text:style-name="T10">Professional 3D Software developers</text:span></text:p>
            <text:p><text:span text:style-name="T10"/></text:p>
            <text:p><text:span text:style-name="T12"/></text:p>
            <text:p><text:span text:style-name="T2">Knowledge of C programming</text:span></text:p>
            <text:p><text:span text:style-name="T8">I n particular, participants must be familiar with creating and dealing with</text:span></text:p>
            <text:p><text:span text:style-name="T8">complex data types and structures, with pointers to such symbols, as well as</text:span></text:p>
            <text:p><text:span text:style-name="T8">with function pointers.</text:span></text:p>
            <text:p><text:span text:style-name="T8">Advance C training agenda is available at </text:span><text:span text:style-name="T8"><text:a xlink:href="http://www.minhinc.com/training/advance-c-agenda.pdf">http://www.minhinc.com/training/advance-c-agenda.pdf</text:a></text:span></text:p>
            <text:p><text:span text:style-name="T10"/></text:p>
            <text:p><text:span text:style-name="T2">Knowledge of Object Oriented Concepts</text:span></text:p>
            <text:p><text:span text:style-name="T8">Qt integration requires Oops concept like Abstraction, Inheritance, Polymorphism knowledge.</text:span></text:p>
            <text:p><text:span text:style-name="T8"/></text:p>
            <text:p><text:span text:style-name="T12"/></text:p>
            <text:p><text:span text:style-name="T8"/></text:p>
            <text:p><text:span text:style-name="T8">Linux machine with GNU C++ compiler with Qt OpenGL version installed.</text:span></text:p>
            <text:p><text:span text:style-name="T13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3" draw:layer="layout" svg:width="9.525cm" svg:height="1.27cm" svg:x="6.716cm" svg:y="5.326cm">
          <draw:text-box>
            <text:p><text:span text:style-name="T14"><text:s text:c="18"/></text:span><text:span text:style-name="T14">3-days session</text:span></text:p>
          </draw:text-box>
        </draw:frame>
        <draw:frame draw:style-name="gr4" draw:text-style-name="P4" draw:layer="layout" svg:width="3.658cm" svg:height="1.245cm" svg:x="16.682cm" svg:y="1.66cm">
          <draw:text-box>
            <text:p><text:span text:style-name="T15">Minh</text:span><text:span text:style-name="T16">, Inc.</text:span></text:p>
          </draw:text-box>
        </draw:frame>
        <draw:frame draw:style-name="gr5" draw:text-style-name="P4" draw:layer="layout" svg:width="8.245cm" svg:height="0.674cm" svg:x="11.805cm" svg:y="25.726cm">
          <draw:text-box>
            <text:p><text:span text:style-name="T17">copyright </text:span><text:span text:style-name="T17"><text:a xlink:href="http://www.minhinc.com/">www.minhinc.com</text:a></text:span><text:span text:style-name="T17"> training@minhinc.com</text:span></text:p>
          </draw:text-box>
        </draw:frame>
        <draw:line draw:style-name="gr6" draw:text-style-name="P5" draw:layer="layout" svg:x1="1.55cm" svg:y1="14.753cm" svg:x2="19.635cm" svg:y2="14.753cm">
          <text:p/>
        </draw:line>
        <draw:line draw:style-name="gr6" draw:text-style-name="P5" draw:layer="layout" svg:x1="1.54cm" svg:y1="22.753cm" svg:x2="19.625cm" svg:y2="22.753cm">
          <text:p/>
        </draw:line>
      </draw:page>
      <draw:page draw:name="page2" draw:style-name="dp1" draw:master-page-name="Default">
        <office:forms form:automatic-focus="false" form:apply-design-mode="false"/>
        <draw:frame draw:style-name="gr7" draw:text-style-name="P6" draw:layer="layout" svg:width="18.085cm" svg:height="1.067cm" svg:x="1.549cm" svg:y="1.66cm">
          <draw:text-box>
            <text:p><text:span text:style-name="T12"/></text:p>
            <text:p><text:span text:style-name="T2">Lecture</text:span></text:p>
          </draw:text-box>
        </draw:frame>
        <draw:frame draw:style-name="gr8" draw:text-style-name="P6" draw:layer="layout" svg:width="18.085cm" svg:height="3.277cm" svg:x="1.559cm" svg:y="2.727cm">
          <draw:text-box>
            <text:p><text:span text:style-name="T12"/></text:p>
            <text:p><text:span text:style-name="T8">Lecture session will be course content presentation through the trainer. </text:span></text:p>
            <text:p><text:span text:style-name="T8">Any source code example related to the topic will be demonstrated, it would</text:span></text:p>
            <text:p><text:span text:style-name="T8"><text:s/></text:span><text:span text:style-name="T8">include executing the binaries. Complete lecture material can be downloaded from</text:span></text:p>
            <text:p><text:span text:style-name="T8"><text:a xlink:href="http://www.minhinc.com/training/advance-gl-slides.pdf">http://www.minhinc.com/training/advance-gl-slides.pdf</text:a></text:span></text:p>
          </draw:text-box>
        </draw:frame>
        <draw:frame draw:style-name="gr1" draw:text-style-name="P7" draw:layer="layout" svg:width="6.985cm" svg:height="1.27cm" svg:x="1.561cm" svg:y="13.192cm">
          <draw:text-box>
            <text:p><text:span text:style-name="T18">Day 1 - Morning</text:span></text:p>
          </draw:text-box>
        </draw:frame>
        <draw:frame draw:style-name="gr7" draw:text-style-name="P2" draw:layer="layout" svg:width="18.085cm" svg:height="1.067cm" svg:x="1.561cm" svg:y="15.22cm">
          <draw:text-box>
            <text:p><text:span text:style-name="T5"/></text:p>
            <text:p><text:span text:style-name="T2">Lecture – Introduction <text:s text:c="57"/>Lecture – Drawing Primitives</text:span></text:p>
          </draw:text-box>
        </draw:frame>
        <draw:frame draw:style-name="gr9" draw:text-style-name="P6" draw:layer="layout" svg:width="8.992cm" svg:height="8.255cm" svg:x="1.559cm" svg:y="16.291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<text:s/></text:span><text:span text:style-name="T8">GPUs</text:span></text:p>
                  </text:list-item>
                  <text:list-item>
                    <text:p><text:span text:style-name="T8"><text:s/></text:span><text:span text:style-name="T8">Hardware acceleration</text:span></text:p>
                  </text:list-item>
                  <text:list-item>
                    <text:p><text:span text:style-name="T8"><text:s/></text:span><text:span text:style-name="T8">OpenGL History and evolution</text:span></text:p>
                  </text:list-item>
                  <text:list-item>
                    <text:p><text:span text:style-name="T8"><text:s/></text:span><text:span text:style-name="T8">Graphics terminologies, i.e. Display list,</text:span></text:p>
                    <text:p><text:span text:style-name="T8">Resolution, Modeling, Geometry Representation, Evaluators, Primitives, Pixel Operations, Rasterization, Fragment Operation)</text:span></text:p>
                  </text:list-item>
                  <text:list-item>
                    <text:p><text:span text:style-name="T8"><text:s/></text:span><text:span text:style-name="T8">Command Syntax</text:span></text:p>
                  </text:list-item>
                  <text:list-item>
                    <text:p><text:span text:style-name="T8"><text:s/></text:span><text:span text:style-name="T8">State machine</text:span></text:p>
                  </text:list-item>
                  <text:list-item>
                    <text:p><text:span text:style-name="T8"><text:s/></text:span><text:span text:style-name="T8">Rendering Pipeline</text:span></text:p>
                  </text:list-item>
                  <text:list-item>
                    <text:p><text:span text:style-name="T8"><text:s/></text:span><text:span text:style-name="T8">GLUT and OpenGL utility Toolkit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9.042cm" svg:height="8.255cm" svg:x="10.612cm" svg:y="16.291cm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0"/></text:p>
                      </text:list-header>
                      <text:list-item>
                        <text:p><text:span text:style-name="T8">Describing points, lines and polygon</text:span></text:p>
                      </text:list-item>
                      <text:list-item>
                        <text:p><text:span text:style-name="T8">State management</text:span></text:p>
                      </text:list-item>
                      <text:list-item>
                        <text:p><text:span text:style-name="T8">Normal vector</text:span></text:p>
                      </text:list-item>
                      <text:list-item>
                        <text:p><text:span text:style-name="T8">Vertex array</text:span></text:p>
                      </text:list-item>
                      <text:list-item>
                        <text:p><text:span text:style-name="T8">Attribute groups</text:span></text:p>
                      </text:list-item>
                      <text:list-item>
                        <text:p><text:span text:style-name="T8">Inline functions</text:span></text:p>
                      </text:list-item>
                      <text:list-item>
                        <text:p><text:span text:style-name="T8">Example, building sphere, cylinder, co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line draw:style-name="gr11" draw:text-style-name="P5" draw:layer="layout" svg:x1="1.645cm" svg:y1="9.107cm" svg:x2="19.425cm" svg:y2="9.107cm">
          <text:p/>
        </draw:line>
        <draw:frame draw:style-name="gr8" draw:text-style-name="P6" draw:layer="layout" svg:width="18.085cm" svg:height="4.496cm" svg:x="1.559cm" svg:y="7.934cm">
          <draw:text-box>
            <text:p><text:span text:style-name="T12"/></text:p>
            <text:p><text:span text:style-name="T8">Labs session would be completely hands on session where each example</text:span></text:p>
            <text:p><text:span text:style-name="T8">(with example data and execution instruction) would be provided to the</text:span></text:p>
            <text:p><text:span text:style-name="T8">students. Students can verify their results with the results provided in</text:span></text:p>
            <text:p><text:span text:style-name="T8">the material.. Complete labs content can be downloaded from</text:span></text:p>
            <text:p><text:span text:style-name="T8"><text:a xlink:href="http://www.minhinc.com/training/advance-gl-labs.pdf">www.minhinc.com/training/advance-gl-labs.pdf</text:a></text:span></text:p>
            <text:p><text:span text:style-name="T8">Labs results can be downloaded from</text:span></text:p>
            <text:p><text:span text:style-name="T8"><text:a xlink:href="http://www.minhinc.com/training/advance-gl-lab-results.pdf">http://www.minhinc.com/training/advance-gl-lab-results.pdf</text:a></text:span></text:p>
          </draw:text-box>
        </draw:frame>
        <draw:frame draw:style-name="gr7" draw:text-style-name="P6" draw:layer="layout" svg:width="18.085cm" svg:height="1.067cm" svg:x="1.55cm" svg:y="6.861cm">
          <draw:text-box>
            <text:p><text:span text:style-name="T12"/></text:p>
            <text:p><text:span text:style-name="T2">Labs</text:span></text:p>
          </draw:text-box>
        </draw:frame>
        <draw:line draw:style-name="gr12" draw:text-style-name="P5" draw:layer="measurelines" svg:x1="1.559cm" svg:y1="14.487cm" svg:x2="19.644cm" svg:y2="14.487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7">copyright </text:span><text:span text:style-name="T17"><text:a xlink:href="http://www.minhinc.com/">www.minhinc.com</text:a></text:span><text:span text:style-name="T17"> training@minhinc.com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7" draw:layer="layout" svg:width="6.985cm" svg:height="1.27cm" svg:x="1.559cm" svg:y="1.66cm">
          <draw:text-box>
            <text:p><text:span text:style-name="T18">Day 1 - Afternoon</text:span></text:p>
          </draw:text-box>
        </draw:frame>
        <draw:frame draw:style-name="gr7" draw:text-style-name="P2" draw:layer="layout" svg:width="18.085cm" svg:height="1.067cm" svg:x="1.633cm" svg:y="3.672cm">
          <draw:text-box>
            <text:p><text:span text:style-name="T5"/></text:p>
            <text:p><text:span text:style-name="T2">Lecture – Viewing <text:s text:c="57"/>Lab -</text:span></text:p>
          </draw:text-box>
        </draw:frame>
        <draw:frame draw:style-name="gr13" draw:text-style-name="P6" draw:layer="layout" svg:width="8.992cm" svg:height="5.359cm" svg:x="1.635cm" svg:y="4.732cm">
          <draw:text-box>
            <text:list text:style-name="L5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Transformations</text:span></text:p>
                  </text:list-item>
                  <text:list-item>
                    <text:p><text:span text:style-name="T8">Viewing and Modeling transformations</text:span></text:p>
                  </text:list-item>
                  <text:list-item>
                    <text:p><text:span text:style-name="T8">Project and Viewport transformations</text:span></text:p>
                  </text:list-item>
                  <text:list-item>
                    <text:p><text:span text:style-name="T8">Grand coordinate systems</text:span></text:p>
                  </text:list-item>
                  <text:list-item>
                    <text:p><text:span text:style-name="T8">Fix coordinate systems</text:span></text:p>
                  </text:list-item>
                  <text:list-item>
                    <text:p><text:span text:style-name="T8">Managing Local coordinate systems</text:span></text:p>
                  </text:list-item>
                  <text:list-item>
                    <text:p><text:span text:style-name="T8">Manipulating Matrix Stacks.</text:span></text:p>
                  </text:list-item>
                  <text:list-item>
                    <text:p><text:span text:style-name="T8">Example, Building a solar system</text:span></text:p>
                  </text:list-item>
                </text:list>
              </text:list-item>
            </text:list>
          </draw:text-box>
        </draw:frame>
        <draw:frame draw:style-name="gr14" draw:text-style-name="P6" draw:layer="layout" svg:width="9.042cm" svg:height="5.359cm" svg:x="10.678cm" svg:y="4.732cm">
          <draw:text-box>
            <text:list text:style-name="L3">
              <text:list-header>
                <text:p><text:span text:style-name="T8"/></text:p>
                <text:list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header>
            </text:list>
          </draw:text-box>
        </draw:frame>
        <draw:line draw:style-name="gr12" draw:text-style-name="P5" draw:layer="measurelines" svg:x1="1.634cm" svg:y1="2.932cm" svg:x2="19.719cm" svg:y2="2.932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7">copyright </text:span><text:span text:style-name="T17"><text:a xlink:href="http://www.minhinc.com/">www.minhinc.com</text:a></text:span><text:span text:style-name="T17"> training@minhinc.com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2" draw:layer="layout" svg:width="18.085cm" svg:height="1.067cm" svg:x="1.57cm" svg:y="18.444cm">
          <draw:text-box>
            <text:p><text:span text:style-name="T5"/></text:p>
            <text:p><text:span text:style-name="T2">Lecture – Display List &amp; Pixel Operation <text:s text:c="17"/>Lab -</text:span></text:p>
          </draw:text-box>
        </draw:frame>
        <draw:frame draw:style-name="gr15" draw:text-style-name="P6" draw:layer="layout" svg:width="8.992cm" svg:height="5.791cm" svg:x="1.565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RGBA and Color index mode</text:span></text:p>
                  </text:list-item>
                  <text:list-item>
                    <text:p><text:span text:style-name="T8">Color and Shading mode</text:span></text:p>
                  </text:list-item>
                  <text:list-item>
                    <text:p><text:span text:style-name="T8">Creating Light source</text:span></text:p>
                  </text:list-item>
                  <text:list-item>
                    <text:p><text:span text:style-name="T8">Selecting lighting model</text:span></text:p>
                  </text:list-item>
                  <text:list-item>
                    <text:p><text:span text:style-name="T8">Defining material properties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6" draw:text-style-name="P6" draw:layer="layout" svg:width="8.992cm" svg:height="4.42cm" svg:x="1.576cm" svg:y="19.508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reating and executing a display list</text:span></text:p>
                  </text:list-item>
                  <text:list-item>
                    <text:p><text:span text:style-name="T8">Executing multiple display lists</text:span></text:p>
                  </text:list-item>
                  <text:list-item>
                    <text:p><text:span text:style-name="T8">Managing state variable with display lists</text:span></text:p>
                  </text:list-item>
                  <text:list-item>
                    <text:p><text:span text:style-name="T8">Bitmaps and Fonts</text:span></text:p>
                  </text:list-item>
                  <text:list-item>
                    <text:p><text:span text:style-name="T8">Images</text:span></text:p>
                  </text:list-item>
                  <text:list-item>
                    <text:p><text:span text:style-name="T8">Imaging pipeline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7" draw:text-style-name="P6" draw:layer="layout" svg:width="9.042cm" svg:height="5.791cm" svg:x="10.614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The source and destination factors in blending</text:span></text:p>
                  </text:list-item>
                  <text:list-item>
                    <text:p><text:span text:style-name="T8">Three-dimensional blending with the Depth Buffer</text:span></text:p>
                  </text:list-item>
                  <text:list-item>
                    <text:p><text:span text:style-name="T8">Antialiasing Geometric Primitives with Multisampling</text:span></text:p>
                  </text:list-item>
                  <text:list-item>
                    <text:p><text:span text:style-name="T8">Fog equations</text:span></text:p>
                  </text:list-item>
                  <text:list-item>
                    <text:p><text:span text:style-name="T8">Polygon Offset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985cm" svg:height="1.27cm" svg:x="1.57cm" svg:y="16.41cm">
          <draw:text-box>
            <text:p><text:span text:style-name="T18">Day 2 - Afternoon</text:span></text:p>
          </draw:text-box>
        </draw:frame>
        <draw:frame draw:style-name="gr7" draw:text-style-name="P2" draw:layer="layout" svg:width="18.085cm" svg:height="1.067cm" svg:x="1.571cm" svg:y="3.667cm">
          <draw:text-box>
            <text:p><text:span text:style-name="T5"/></text:p>
            <text:p><text:span text:style-name="T2">Lecture – Color &amp; Lighting <text:s text:c="25"/>Lecture – Blending, Antialiasing, Fog, and Polygon Offset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8">Day 2 - Morning</text:span></text:p>
          </draw:text-box>
        </draw:frame>
        <draw:frame draw:style-name="gr18" draw:text-style-name="P6" draw:layer="layout" svg:width="9.042cm" svg:height="4.42cm" svg:x="10.618cm" svg:y="19.508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2" draw:text-style-name="P5" draw:layer="measurelines" svg:x1="1.565cm" svg:y1="17.68cm" svg:x2="19.65cm" svg:y2="17.68cm">
          <text:p/>
        </draw:line>
        <draw:line draw:style-name="gr12" draw:text-style-name="P5" draw:layer="measurelines" svg:x1="1.565cm" svg:y1="2.921cm" svg:x2="19.65cm" svg:y2="2.921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7">copyright </text:span><text:span text:style-name="T17"><text:a xlink:href="http://www.minhinc.com/">www.minhinc.com</text:a></text:span><text:span text:style-name="T17"> training@minhinc.com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19" draw:text-style-name="P6" draw:layer="layout" svg:width="8.992cm" svg:height="5.156cm" svg:x="1.565cm" svg:y="4.73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Specifying the texture</text:span></text:p>
                  </text:list-item>
                  <text:list-item>
                    <text:p><text:span text:style-name="T8">Filtering</text:span></text:p>
                  </text:list-item>
                  <text:list-item>
                    <text:p><text:span text:style-name="T8">Texture Object</text:span></text:p>
                  </text:list-item>
                  <text:list-item>
                    <text:p><text:span text:style-name="T8">Multitexturing</text:span></text:p>
                  </text:list-item>
                  <text:list-item>
                    <text:p><text:span text:style-name="T8">The texture matrix stack</text:span></text:p>
                  </text:list-item>
                  <text:list-item>
                    <text:p><text:span text:style-name="T8">Depth texture</text:span>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9.042cm" svg:height="5.155cm" svg:x="10.602cm" svg:y="4.73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olor Buffer</text:span></text:p>
                  </text:list-item>
                  <text:list-item>
                    <text:p><text:span text:style-name="T8">Depth Buffer</text:span></text:p>
                  </text:list-item>
                  <text:list-item>
                    <text:p><text:span text:style-name="T8">Stencil Buffer</text:span></text:p>
                  </text:list-item>
                  <text:list-item>
                    <text:p><text:span text:style-name="T8">Accumulation Buffer</text:span></text:p>
                  </text:list-item>
                  <text:list-item>
                    <text:p><text:span text:style-name="T8">Polygon tessallation</text:span></text:p>
                  </text:list-item>
                  <text:list-item>
                    <text:p><text:span text:style-name="T8">Quadrics:Rendering Spheres, Cylinders and disks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8.085cm" svg:height="1.067cm" svg:x="1.559cm" svg:y="3.667cm">
          <draw:text-box>
            <text:p><text:span text:style-name="T5"/></text:p>
            <text:p><text:span text:style-name="T2">Lecture – Texture Mapping <text:s text:c="43"/>Lecture – Framebuffer, Tessallators &amp; Quadrics</text:span></text:p>
          </draw:text-box>
        </draw:frame>
        <draw:frame draw:style-name="gr1" draw:text-style-name="P7" draw:layer="layout" svg:width="6.985cm" svg:height="1.27cm" svg:x="1.553cm" svg:y="1.657cm">
          <draw:text-box>
            <text:p><text:span text:style-name="T18">Day 3 - Morning</text:span></text:p>
          </draw:text-box>
        </draw:frame>
        <draw:frame draw:style-name="gr7" draw:text-style-name="P2" draw:layer="layout" svg:width="18.085cm" svg:height="1.067cm" svg:x="1.559cm" svg:y="16.799cm">
          <draw:text-box>
            <text:p><text:span text:style-name="T5"/></text:p>
            <text:p><text:span text:style-name="T2">Lecture – Evaluators and NURBS <text:s text:c="32"/>Lecture – GLSL Shader Programming</text:span></text:p>
          </draw:text-box>
        </draw:frame>
        <draw:frame draw:style-name="gr21" draw:text-style-name="P6" draw:layer="layout" svg:width="8.992cm" svg:height="5.994cm" svg:x="1.559cm" svg:y="17.86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Evaluators</text:span></text:p>
                  </text:list-item>
                  <text:list-item>
                    <text:p><text:span text:style-name="T8">The GLU NURBS Interfaces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985cm" svg:height="1.27cm" svg:x="1.568cm" svg:y="14.784cm">
          <draw:text-box>
            <text:p><text:span text:style-name="T18">Day 3 - Afternoon</text:span></text:p>
          </draw:text-box>
        </draw:frame>
        <draw:frame draw:style-name="gr22" draw:text-style-name="P6" draw:layer="layout" svg:width="9.042cm" svg:height="5.999cm" svg:x="10.609cm" svg:y="17.86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GLSL versions</text:span></text:p>
                  </text:list-item>
                  <text:list-item>
                    <text:p><text:span text:style-name="T8">Syntax (Data types, statements, Functions and Sub routines)</text:span></text:p>
                  </text:list-item>
                  <text:list-item>
                    <text:p><text:span text:style-name="T8">Various Shaders (pixel, fragment, geometry) and relations to Graphics Pipeline</text:span></text:p>
                  </text:list-item>
                  <text:list-item>
                    <text:p><text:span text:style-name="T8">Creating Shader</text:span></text:p>
                  </text:list-item>
                  <text:list-item>
                    <text:p><text:span text:style-name="T8">Inter Shader Communication</text:span></text:p>
                  </text:list-item>
                </text:list>
              </text:list-item>
            </text:list>
          </draw:text-box>
        </draw:frame>
        <draw:line draw:style-name="gr12" draw:text-style-name="P5" draw:layer="measurelines" svg:x1="1.565cm" svg:y1="16.054cm" svg:x2="19.65cm" svg:y2="16.054cm">
          <text:p/>
        </draw:line>
        <draw:line draw:style-name="gr12" draw:text-style-name="P5" draw:layer="measurelines" svg:x1="1.559cm" svg:y1="2.93cm" svg:x2="19.644cm" svg:y2="2.93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7">copyright </text:span><text:span text:style-name="T17"><text:a xlink:href="http://www.minhinc.com/">www.minhinc.com</text:a></text:span><text:span text:style-name="T17"> training@minhinc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Nimbus Sans L'" style:font-family-generic="roman" style:font-pitch="variable" fo:font-size="17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 </meta:initial-creator>
    <meta:creation-date>2014-09-01T09:04:27</meta:creation-date>
    <dc:date>2015-07-04T14:04:33</dc:date>
    <dc:creator>sc </dc:creator>
    <meta:editing-duration>PT18H32M44S</meta:editing-duration>
    <meta:editing-cycles>160</meta:editing-cycles>
    <meta:generator>OpenOffice.org/3.1$Unix OpenOffice.org_project/310m19$Build-9420</meta:generator>
    <meta:document-statistic meta:object-count="47"/>
  </office:meta>
</office:document-meta>
</file>